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objectwithoutfill">
      <style:graphic-properties svg:stroke-width="0.03cm" svg:stroke-color="#000000" draw:marker-start-width="0.25cm" draw:marker-end="Linienspitzen_20_3" draw:marker-end-width="0.1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horizontal-align="justify" draw:textarea-vertical-align="middle" draw:auto-grow-height="false" fo:min-height="6.17cm" fo:min-width="6.47cm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75cm" svg:y1="5.5cm" svg:x2="5.75cm" svg:y2="1.8cm">
          <text:p/>
        </draw:line>
        <draw:frame draw:style-name="gr2" draw:text-style-name="P2" draw:layer="layout" svg:width="0.749cm" svg:height="0.725cm" svg:x="5.701cm" svg:y="0.963cm">
          <draw:text-box>
            <text:p><text:span text:style-name="T1">E</text:span></text:p>
          </draw:text-box>
        </draw:frame>
        <draw:frame draw:style-name="gr2" draw:text-style-name="P2" draw:layer="layout" svg:width="0.749cm" svg:height="0.725cm" svg:x="10.501cm" svg:y="0.963cm">
          <draw:text-box>
            <text:p><text:span text:style-name="T1">C</text:span></text:p>
          </draw:text-box>
        </draw:frame>
        <draw:frame draw:style-name="gr2" draw:text-style-name="P2" draw:layer="layout" svg:width="0.7cm" svg:height="0.725cm" svg:x="1.45cm" svg:y="0.96cm">
          <draw:text-box>
            <text:p><text:span text:style-name="T1">B</text:span></text:p>
          </draw:text-box>
        </draw:frame>
        <draw:line draw:style-name="gr1" draw:text-style-name="P1" draw:layer="layout" svg:x1="13.5cm" svg:y1="5.51cm" svg:x2="1.9cm" svg:y2="5.51cm">
          <text:p/>
        </draw:line>
        <draw:custom-shape draw:style-name="gr3" draw:text-style-name="P3" draw:layer="layout" svg:width="0.2cm" svg:height="0.2cm" svg:x="1.751cm" svg:y="5.41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13.451cm" svg:y="5.4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a}$§svg§600§TRUE§</svg:desc>
          <draw:g>
            <draw:path draw:style-name="gr4" draw:text-style-name="P4" draw:layer="layout" svg:width="0.214cm" svg:height="0.189cm" svg:x="13.73cm" svg:y="3.449cm" svg:viewBox="0 0 215 190" svg:d="M135 161c5 18 19 29 37 29 15 0 24-10 31-23 8-15 12-40 12-41 0-5-3-5-4-5-4 0-5 2-6 8-6 23-14 51-32 51-8 0-13-4-13-19 0-9 5-28 9-43s8-30 12-45c1-7 6-23 7-29 2-9 6-26 6-28 0-8-6-11-12-11-3 0-13 0-17 14-7 31-26 104-31 127 0 1-17 34-48 34-21 0-26-19-26-34 0-23 12-56 23-85 4-13 7-19 7-26 0-19-13-35-35-35-39 0-55 61-55 65 0 3 3 2 5 3 5 0 5 0 7-7 11-36 26-51 42-51 5 0 11 0 11 13 0 10-5 22-8 28-15 42-23 69-23 89 0 39 28 50 51 50 27 0 43-19 50-29z">
              <text:p/>
            </draw:path>
            <draw:path draw:style-name="gr4" draw:text-style-name="P4" draw:layer="layout" svg:width="0.149cm" svg:height="0.132cm" svg:x="13.976cm" svg:y="3.567cm" svg:viewBox="0 0 150 133" svg:d="M105 18c-6-10-15-18-30-18-37 0-75 42-75 84 0 28 19 49 44 49 16 0 30-10 42-21 5 18 23 21 30 21 11 0 18-6 23-16 7-12 11-29 11-30 0-3-4-3-5-3-4 0-5 1-6 9-4 15-10 31-22 31-8 0-9-6-9-14 0-5 2-16 3-23 3-8 5-20 7-26 2-8 4-15 6-23 2-7 5-21 5-22 0-8-5-10-9-10-5 0-12 4-15 12zM87 93c-2 9-8 15-15 19-3 3-15 12-27 12-10 0-21-7-21-28 0-16 8-48 14-59 15-24 29-29 37-29 21 0 27 23 27 27 0 1-1 2-1 3-5 19-9 37-14 55z">
              <text:p/>
            </draw:path>
          </draw:g>
        </draw:g>
        <draw:g>
          <svg:title>TexMaths</svg:title>
          <svg:desc>12§latex§$r_{\mathrm{C}}$§svg§600§TRUE§</svg:desc>
          <draw:g>
            <draw:path draw:style-name="gr4" draw:text-style-name="P4" draw:layer="layout" svg:width="0.17cm" svg:height="0.188cm" svg:x="8.129cm" svg:y="1.045cm" svg:viewBox="0 0 171 189" svg:d="M25 160c-1 6-3 15-3 18 0 7 6 11 12 11 4 0 11-3 15-11 1-3 16-59 17-67 3-13 11-43 13-54 2-6 13-25 24-34 3-3 15-13 33-13 11 0 17 4 18 4-13 3-22 12-22 23 0 7 5 14 16 14 12 0 23-9 23-24s-13-27-35-27c-27 0-45 20-53 32-4-19-18-32-39-32-19 0-27 17-31 24-7 14-13 39-13 40 0 4 3 3 5 4 5 0 5 0 7-10 7-29 16-48 31-48 7 0 13 2 13 19 0 8-1 13-7 34-8 32-16 65-24 97z">
              <text:p/>
            </draw:path>
            <draw:path draw:style-name="gr4" draw:text-style-name="P4" draw:layer="layout" svg:width="0.198cm" svg:height="0.21cm" svg:x="8.326cm" svg:y="1.087cm" svg:viewBox="0 0 199 211" svg:d="M199 7c0-5 0-7-4-7-1 0-4 0-6 4-5 7-10 14-16 21-11-12-32-25-59-25-63 0-114 48-114 105 0 60 53 106 114 106 51 0 85-38 85-74 0-3 0-6-5-6-3 0-5 0-5 4-2 48-43 65-72 65-31 0-85-19-85-94 0-80 57-95 84-95 30 0 65 19 72 69 1 4 3 4 6 4 5 0 5-2 5-8 0-23 0-46 0-69z">
              <text:p/>
            </draw:path>
          </draw:g>
        </draw:g>
        <draw:g>
          <svg:title>TexMaths</svg:title>
          <svg:desc>12§latex§$i_{\mathrm{B}}$§svg§600§TRUE§</svg:desc>
          <draw:g>
            <draw:path draw:style-name="gr4" draw:text-style-name="P4" draw:layer="layout" svg:width="0.11cm" svg:height="0.28cm" svg:x="4.732cm" svg:y="1.846cm" svg:viewBox="0 0 111 281" svg:d="M108 16c0-9-6-16-16-16-12 0-23 11-23 23 0 7 6 14 16 14s23-9 23-21zM75 172c5-12 5-13 10-24 4-8 5-14 5-22 0-18-13-34-34-34-39 0-56 60-56 65 0 3 5 3 6 3 4 0 4-1 6-7 12-39 29-52 43-52 2 0 10 0 10 14 0 8-3 17-4 22-4 10-23 59-30 77-3 11-9 24-9 34 0 19 14 33 34 33 40 0 55-61 55-64 0-4-3-4-4-4-5 0-5 1-6 7-9 27-22 53-44 53-7 0-10-5-10-14 0-11 2-17 12-42 5-15 11-30 16-45z">
              <text:p/>
            </draw:path>
            <draw:path draw:style-name="gr4" draw:text-style-name="P4" draw:layer="layout" svg:width="0.195cm" svg:height="0.199cm" svg:x="4.883cm" svg:y="1.986cm" svg:viewBox="0 0 196 200" svg:d="M0 0c0 3 0 6 0 10 2 0 5 0 7 0 23 0 23 3 23 13 0 51 0 102 0 153 0 10 0 13-23 13-2 0-5 0-7 0 0 4 0 7 0 11 41 0 83 0 124 0 42 0 72-26 72-54 0-25-26-47-62-51 29-5 53-23 53-46 0-26-30-49-71-49-39 0-77 0-116 0zM56 91c0-23 0-46 0-69 0-10 0-12 13-12 15 0 30 0 45 0 28 0 44 21 44 39 0 22-20 42-54 42-16 0-32 0-48 0zM69 189c-13 0-13-2-13-12 0-26 0-52 0-78 21 0 42 0 63 0 31 0 47 26 47 47 0 22-20 43-52 43-15 0-30 0-45 0z">
              <text:p/>
            </draw:path>
          </draw:g>
        </draw:g>
        <draw:custom-shape draw:style-name="gr3" draw:text-style-name="P3" draw:layer="layout" svg:width="0.2cm" svg:height="0.2cm" svg:x="13.439cm" svg:y="1.6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55cm" svg:y1="2cm" svg:x2="13.55cm" svg:y2="5.3cm">
          <text:p/>
        </draw:line>
        <draw:line draw:style-name="gr5" draw:text-style-name="P1" draw:layer="layout" svg:x1="4.646cm" svg:y1="1.546cm" svg:x2="5.354cm" svg:y2="1.546cm">
          <text:p/>
        </draw:line>
        <draw:line draw:style-name="gr5" draw:text-style-name="P1" draw:layer="layout" svg:x1="5.85cm" svg:y1="11.44cm" svg:x2="5.85cm" svg:y2="12.148cm">
          <text:p/>
        </draw:line>
        <draw:line draw:style-name="gr5" draw:text-style-name="P1" draw:layer="layout" svg:x1="1.85cm" svg:y1="1.993cm" svg:x2="1.85cm" svg:y2="5.293cm">
          <text:p/>
        </draw:line>
        <draw:g>
          <svg:title>TexMaths</svg:title>
          <svg:desc>12§latex§$u_{e}$§svg§600§TRUE§</svg:desc>
          <draw:g>
            <draw:path draw:style-name="gr4" draw:text-style-name="P4" draw:layer="layout" svg:width="0.214cm" svg:height="0.189cm" svg:x="2.034cm" svg:y="3.451cm" svg:viewBox="0 0 215 190" svg:d="M135 161c4 18 19 29 37 29 15 0 24-10 31-23 7-15 12-40 12-41 0-5-3-5-5-5-3 0-4 2-6 8-6 23-13 51-31 51-8 0-13-4-13-19 0-9 5-28 9-43s8-30 12-45c1-7 4-23 7-29 2-9 6-26 6-28 0-8-6-11-12-11-3 0-13 0-17 14-7 31-26 104-31 127 0 1-17 34-48 34-21 0-26-19-26-34 0-23 12-56 22-85 5-13 8-19 8-26 0-19-13-35-35-35-39 0-55 61-55 65 0 3 3 2 5 3 5 0 5 0 7-7 11-36 26-51 42-51 5 0 11 0 11 13 0 10-5 22-8 28-15 42-24 69-24 89 0 39 29 50 52 50 27 0 43-19 50-29z">
              <text:p/>
            </draw:path>
            <draw:path draw:style-name="gr4" draw:text-style-name="P4" draw:layer="layout" svg:width="0.125cm" svg:height="0.132cm" svg:x="2.281cm" svg:y="3.569cm" svg:viewBox="0 0 126 133" svg:d="M47 63c7 0 31-1 46-7 22-7 27-21 27-30 0-16-17-26-38-26-34 0-82 27-82 78 0 30 18 55 53 55 50 0 73-29 73-34 0-1-3-5-5-5-3 0-3 2-5 4-23 26-57 26-62 26-18 0-30-12-30-36 0-3 0-9 3-25 7 0 13 0 20 0zM30 55c12-43 44-47 52-47 14 0 24 8 24 18 0 29-49 29-62 29-5 0-9 0-14 0z">
              <text:p/>
            </draw:path>
          </draw:g>
        </draw:g>
        <draw:custom-shape draw:style-name="gr6" draw:text-style-name="P3" draw:layer="layout" svg:width="0.5cm" svg:height="1.2cm" svg:x="5.508cm" svg:y="3.0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E}}$§svg§600§TRUE§</svg:desc>
          <draw:g>
            <draw:path draw:style-name="gr4" draw:text-style-name="P4" draw:layer="layout" svg:width="0.298cm" svg:height="0.294cm" svg:x="6.138cm" svg:y="3.549cm" svg:viewBox="0 0 299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0-38 20-7 0-11 0-11 8 0 5 3 3 5 5 12 0 42-1 54-1 11 0 40 1 52 1 4 0 9 0 9-9 0-4-4-4-12-4-16 0-27 0-27-8 0-2 0-4 2-7 9-37 18-74 27-111 17 0 33 0 49 0 39 0 47 24 47 38 0 7-4 19-6 29-4 12-7 28-7 36 0 45 50 45 56 45 35 0 50-42 50-48 0-4-3-3-4-4-5 0-5 2-6 4-11 32-29 39-39 39-13 0-16-9-16-25 0-14 2-35 4-48 0-6 2-15 2-19 0-33-28-46-40-51z">
              <text:p/>
            </draw:path>
            <draw:path draw:style-name="gr4" draw:text-style-name="P4" draw:layer="layout" svg:width="0.197cm" svg:height="0.199cm" svg:x="6.455cm" svg:y="3.698cm" svg:viewBox="0 0 198 200" svg:d="M198 122c-4 0-8 0-11 0-7 44-14 67-68 67-16 0-32 0-47 0-13 0-13-2-13-12 0-25 0-50 0-75 9 0 19 0 28 0 30 0 35 8 35 33 3 0 7 0 10 0 0-26 0-53 0-79-3 0-7 0-10 0 0 26-5 35-35 35-9 0-19 0-28 0 0-23 0-46 0-68 0-10 0-12 13-12 15 0 29 0 44 0 48 0 57 15 62 57 4 0 7 0 10 0-3-23-6-45-8-68-60 0-120 0-180 0 0 4 0 7 0 11 2 0 5 0 7 0 23 0 23 3 23 13 0 51 0 101 0 152 0 9 0 13-23 13-2 0-5 0-7 0 0 3 0 7 0 11 61 0 123 0 184 0 5-26 9-52 14-78z">
              <text:p/>
            </draw:path>
          </draw:g>
        </draw:g>
        <draw:line draw:style-name="gr7" draw:text-style-name="P1" draw:layer="layout" svg:x1="1.903cm" svg:y1="1.7cm" svg:x2="13.463cm" svg:y2="1.7cm">
          <text:p/>
        </draw:line>
        <draw:custom-shape draw:style-name="gr8" draw:text-style-name="P5" draw:layer="layout" svg:width="0.2cm" svg:height="0.2cm" svg:x="5.66cm" svg:y="1.6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1.751cm" svg:y="1.61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cm" svg:height="0.2cm" svg:x="5.66cm" svg:y="5.41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1.2cm" draw:transform="rotate (1.5707963267949) translate (2.95cm 1.95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55cm" svg:y1="5.5cm" svg:x2="10.55cm" svg:y2="1.8cm">
          <text:p/>
        </draw:line>
        <draw:g>
          <svg:title>TexMaths</svg:title>
          <svg:desc>12§latex§$R_{\mathrm{C}}$§svg§600§TRUE§</svg:desc>
          <draw:g>
            <draw:path draw:style-name="gr4" draw:text-style-name="P4" draw:layer="layout" svg:width="0.299cm" svg:height="0.294cm" svg:x="10.922cm" svg:y="3.444cm" svg:viewBox="0 0 300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1-38 21-7 0-11 0-11 8 0 4 3 3 5 4 12 0 42-1 54-1 11 0 40 1 52 1 4 0 9 0 9-9 0-3-4-3-12-3-16 0-27 0-27-9 0-2 0-4 2-7 9-37 18-74 27-111 17 0 33 0 49 0 39 0 47 24 47 38 0 7-3 19-6 29-3 12-7 28-7 36 0 45 50 45 56 45 36 0 51-42 51-48 0-4-4-3-5-4-5 0-5 2-6 6-11 30-29 37-39 37-13 0-16-9-16-25 0-14 2-35 4-48 0-6 2-13 2-19 0-33-28-46-40-51z">
              <text:p/>
            </draw:path>
            <draw:path draw:style-name="gr4" draw:text-style-name="P4" draw:layer="layout" svg:width="0.198cm" svg:height="0.211cm" svg:x="11.243cm" svg:y="3.587cm" svg:viewBox="0 0 199 212" svg:d="M199 7c0-5 0-7-5-7-1 0-2 0-5 4-5 7-10 14-15 21-12-12-33-25-61-25-61 0-113 47-113 105 0 60 53 107 113 107 52 0 86-40 86-75 0-3 0-5-5-5-2 0-5 0-6 3-1 48-42 66-71 66-31 0-85-19-85-96 0-79 57-95 84-95 30 0 65 20 72 70 0 4 4 4 5 4 6 0 6-3 6-9 0-22 0-45 0-68z">
              <text:p/>
            </draw:path>
          </draw:g>
        </draw:g>
        <draw:custom-shape draw:style-name="gr6" draw:text-style-name="P3" draw:layer="layout" svg:width="0.5cm" svg:height="1.2cm" svg:x="10.293cm" svg:y="3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r_{\mathrm{B}}$§svg§600§TRUE§</svg:desc>
          <draw:g>
            <draw:path draw:style-name="gr4" draw:text-style-name="P4" draw:layer="layout" svg:width="0.17cm" svg:height="0.188cm" svg:x="3.43cm" svg:y="1.047cm" svg:viewBox="0 0 171 189" svg:d="M25 160c-1 6-3 15-3 18 0 7 6 11 11 11s12-3 16-11c1-3 14-59 17-67 3-13 11-43 13-54 2-6 13-25 24-34 3-3 15-13 33-13 11 0 17 4 18 4-13 3-22 12-22 23 0 7 5 14 16 14 12 0 23-9 23-24s-13-27-35-27c-27 0-45 20-53 32-4-19-20-32-39-32s-27 17-31 24c-7 14-13 39-13 40 0 4 3 3 5 4 5 0 5 0 7-10 7-29 16-48 31-48 7 0 13 2 13 19 0 8-1 13-7 34-8 32-16 65-24 97z">
              <text:p/>
            </draw:path>
            <draw:path draw:style-name="gr4" draw:text-style-name="P4" draw:layer="layout" svg:width="0.195cm" svg:height="0.198cm" svg:x="3.625cm" svg:y="1.095cm" svg:viewBox="0 0 196 199" svg:d="M0 0c0 4 0 7 0 11 2 0 5 0 7 0 23 0 23 2 23 13 0 50 0 101 0 151 0 10 0 14-23 14-2 0-5 0-7 0 0 3 0 7 0 10 41 0 83 0 124 0 42 0 72-26 72-53 0-25-26-47-62-51 30-6 54-23 54-46 0-26-31-49-72-49-39 0-77 0-116 0zM56 92c0-24 0-47 0-71 0-8 0-10 15-10 14 0 28 0 43 0 28 0 44 20 44 38 0 21-19 43-54 43-16 0-32 0-48 0zM71 189c-15 0-15-3-15-11 0-26 0-52 0-78 21 0 42 0 62 0 31 0 48 25 48 46s-19 43-52 43c-15 0-29 0-43 0z">
              <text:p/>
            </draw:path>
          </draw:g>
        </draw:g>
        <draw:custom-shape draw:style-name="gr8" draw:text-style-name="P5" draw:layer="layout" svg:width="0.2cm" svg:height="0.2cm" svg:x="10.46cm" svg:y="1.6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cm" svg:height="0.2cm" svg:x="10.46cm" svg:y="5.41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1.2cm" draw:transform="rotate (1.5707963267949) translate (7.65cm 1.95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1cm" svg:y1="9.11cm" svg:x2="5.7cm" svg:y2="9.11cm">
          <text:p/>
        </draw:line>
        <draw:line draw:style-name="gr1" draw:text-style-name="P1" draw:layer="layout" svg:x1="5.7cm" svg:y1="12.8cm" svg:x2="5.7cm" svg:y2="9.1cm">
          <text:p/>
        </draw:line>
        <draw:line draw:style-name="gr1" draw:text-style-name="P1" draw:layer="layout" svg:x1="12.1cm" svg:y1="12.8cm" svg:x2="12.1cm" svg:y2="9.1cm">
          <text:p/>
        </draw:line>
        <draw:line draw:style-name="gr1" draw:text-style-name="P1" draw:layer="layout" svg:x1="12.1cm" svg:y1="12.81cm" svg:x2="5.7cm" svg:y2="12.81cm">
          <text:p/>
        </draw:line>
        <draw:line draw:style-name="gr1" draw:text-style-name="P1" draw:layer="layout" svg:x1="5.7cm" svg:y1="10.91cm" svg:x2="1.9cm" svg:y2="10.91cm">
          <text:p/>
        </draw:line>
        <draw:custom-shape draw:style-name="gr3" draw:text-style-name="P3" draw:layer="layout" svg:width="0.2cm" svg:height="0.2cm" svg:x="1.751cm" svg:y="10.8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cm" svg:height="0.2cm" svg:x="5.6cm" svg:y="10.8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2.059cm" svg:y1="10.909cm" svg:x2="13.559cm" svg:y2="10.909cm">
            <text:p/>
          </draw:line>
          <draw:custom-shape draw:style-name="gr3" draw:text-style-name="P3" draw:layer="layout" svg:width="0.2cm" svg:height="0.2cm" svg:x="13.508cm" svg:y="10.814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2cm" svg:height="0.2cm" svg:x="11.999cm" svg:y="10.819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3" draw:layer="layout" svg:width="0.5cm" svg:height="1.2cm" draw:transform="rotate (1.5707963267949) translate (2.95cm 11.158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B}}$§svg§600§TRUE§</svg:desc>
          <draw:g>
            <draw:path draw:style-name="gr4" draw:text-style-name="P4" draw:layer="layout" svg:width="0.17cm" svg:height="0.188cm" svg:x="3.43cm" svg:y="10.255cm" svg:viewBox="0 0 171 189" svg:d="M25 160c-1 6-3 15-3 18 0 7 6 11 11 11s12-3 16-11c1-3 14-59 17-67 3-13 11-43 13-54 2-6 13-25 24-34 3-3 15-13 33-13 11 0 17 4 18 4-13 3-22 12-22 23 0 7 5 14 16 14 12 0 23-9 23-24s-13-27-35-27c-27 0-45 20-53 32-4-19-20-32-39-32s-27 17-31 24c-7 14-13 39-13 40 0 4 3 3 5 4 5 0 5 0 7-10 7-29 16-48 31-48 7 0 13 2 13 19 0 8-1 13-7 34-8 32-16 65-24 97z">
              <text:p/>
            </draw:path>
            <draw:path draw:style-name="gr4" draw:text-style-name="P4" draw:layer="layout" svg:width="0.195cm" svg:height="0.198cm" svg:x="3.625cm" svg:y="10.303cm" svg:viewBox="0 0 196 199" svg:d="M0 0c0 4 0 7 0 11 2 0 5 0 7 0 23 0 23 2 23 13 0 50 0 101 0 151 0 10 0 14-23 14-2 0-5 0-7 0 0 3 0 7 0 10 41 0 83 0 124 0 42 0 72-26 72-53 0-25-26-47-62-51 30-6 54-23 54-46 0-26-31-49-72-49-39 0-77 0-116 0zM56 92c0-24 0-47 0-71 0-8 0-10 15-10 14 0 28 0 43 0 28 0 44 20 44 38 0 21-19 43-54 43-16 0-32 0-48 0zM71 189c-15 0-15-3-15-11 0-26 0-52 0-78 21 0 42 0 62 0 31 0 48 25 48 46s-19 43-52 43c-15 0-29 0-43 0z">
              <text:p/>
            </draw:path>
          </draw:g>
        </draw:g>
        <draw:g>
          <svg:title>TexMaths</svg:title>
          <svg:desc>12§latex§$r_{\mathrm{C}}$§svg§600§TRUE§</svg:desc>
          <draw:g>
            <draw:path draw:style-name="gr4" draw:text-style-name="P4" draw:layer="layout" svg:width="0.17cm" svg:height="0.188cm" svg:x="7.429cm" svg:y="8.453cm" svg:viewBox="0 0 171 189" svg:d="M25 160c-1 6-3 15-3 18 0 7 6 11 12 11 4 0 11-3 15-11 1-3 16-59 17-67 3-13 11-43 13-54 2-6 13-25 24-34 3-3 15-13 33-13 11 0 17 4 18 4-13 3-22 12-22 23 0 7 5 14 16 14 12 0 23-9 23-24s-13-27-35-27c-27 0-45 20-53 32-4-19-18-32-39-32-19 0-27 17-31 24-7 14-13 39-13 40 0 4 3 3 5 4 5 0 5 0 7-10 7-29 16-48 31-48 7 0 13 2 13 19 0 8-1 13-7 34-8 32-16 65-24 97z">
              <text:p/>
            </draw:path>
            <draw:path draw:style-name="gr4" draw:text-style-name="P4" draw:layer="layout" svg:width="0.198cm" svg:height="0.21cm" svg:x="7.626cm" svg:y="8.495cm" svg:viewBox="0 0 199 211" svg:d="M199 7c0-5 0-7-4-7-1 0-4 0-6 4-5 7-10 14-16 21-11-12-32-25-59-25-63 0-114 48-114 105 0 60 53 106 114 106 51 0 85-38 85-74 0-3 0-6-5-6-3 0-5 0-5 4-2 48-43 65-72 65-31 0-85-19-85-94 0-80 57-95 84-95 30 0 65 19 72 69 1 4 3 4 6 4 5 0 5-2 5-8 0-23 0-46 0-69z">
              <text:p/>
            </draw:path>
          </draw:g>
        </draw:g>
        <draw:custom-shape draw:style-name="gr6" draw:text-style-name="P3" draw:layer="layout" svg:width="0.5cm" svg:height="1.2cm" draw:transform="rotate (1.5707963267949) translate (6.95cm 9.35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1.2cm" draw:transform="rotate (1.5707963267949) translate (9.65cm 9.358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C}}$§svg§600§TRUE§</svg:desc>
          <draw:g>
            <draw:path draw:style-name="gr4" draw:text-style-name="P4" draw:layer="layout" svg:width="0.299cm" svg:height="0.294cm" svg:x="10.023cm" svg:y="8.345cm" svg:viewBox="0 0 300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1-38 21-7 0-11 0-11 8 0 4 3 3 5 4 12 0 42-1 54-1 11 0 40 1 52 1 4 0 9 0 9-9 0-3-4-3-12-3-16 0-27 0-27-9 0-2 0-4 2-7 9-37 18-74 27-111 17 0 33 0 49 0 39 0 47 24 47 38 0 7-3 19-6 29-3 12-7 28-7 36 0 45 50 45 56 45 36 0 51-42 51-48 0-4-4-3-5-4-5 0-5 2-6 6-11 30-29 37-39 37-13 0-16-9-16-25 0-14 2-35 4-48 0-6 2-13 2-19 0-33-28-46-40-51z">
              <text:p/>
            </draw:path>
            <draw:path draw:style-name="gr4" draw:text-style-name="P4" draw:layer="layout" svg:width="0.198cm" svg:height="0.211cm" svg:x="10.344cm" svg:y="8.488cm" svg:viewBox="0 0 199 212" svg:d="M199 7c0-5 0-7-5-7-1 0-2 0-5 4-5 7-10 14-15 21-12-12-33-25-61-25-61 0-113 47-113 105 0 60 53 107 113 107 52 0 86-40 86-75 0-3 0-5-5-5-2 0-5 0-6 3-1 48-42 66-71 66-31 0-85-19-85-96 0-79 57-95 84-95 30 0 65 20 72 70 0 4 4 4 5 4 6 0 6-3 6-9 0-22 0-45 0-68z">
              <text:p/>
            </draw:path>
          </draw:g>
        </draw:g>
        <draw:custom-shape draw:style-name="gr6" draw:text-style-name="P3" draw:layer="layout" svg:width="0.5cm" svg:height="1.2cm" draw:transform="rotate (1.5707963267949) translate (8.45cm 13.058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E}}$§svg§600§TRUE§</svg:desc>
          <draw:g>
            <draw:path draw:style-name="gr4" draw:text-style-name="P4" draw:layer="layout" svg:width="0.298cm" svg:height="0.294cm" svg:x="8.839cm" svg:y="12.049cm" svg:viewBox="0 0 299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0-38 20-7 0-11 0-11 8 0 5 3 3 5 5 12 0 42-1 54-1 11 0 40 1 52 1 4 0 9 0 9-9 0-4-4-4-12-4-16 0-27 0-27-8 0-2 0-4 2-7 9-37 18-74 27-111 17 0 33 0 49 0 39 0 47 24 47 38 0 7-4 19-6 29-4 12-7 28-7 36 0 45 50 45 56 45 35 0 50-42 50-48 0-4-3-3-4-4-5 0-5 2-6 4-11 32-29 39-39 39-13 0-16-9-16-25 0-14 2-35 4-48 0-6 2-15 2-19 0-33-28-46-40-51z">
              <text:p/>
            </draw:path>
            <draw:path draw:style-name="gr4" draw:text-style-name="P4" draw:layer="layout" svg:width="0.197cm" svg:height="0.199cm" svg:x="9.156cm" svg:y="12.198cm" svg:viewBox="0 0 198 200" svg:d="M198 122c-4 0-8 0-11 0-7 44-14 67-68 67-16 0-32 0-47 0-13 0-13-2-13-12 0-25 0-50 0-75 9 0 19 0 28 0 30 0 35 8 35 33 3 0 7 0 10 0 0-26 0-53 0-79-3 0-7 0-10 0 0 26-5 35-35 35-9 0-19 0-28 0 0-23 0-46 0-68 0-10 0-12 13-12 15 0 29 0 44 0 48 0 57 15 62 57 4 0 7 0 10 0-3-23-6-45-8-68-60 0-120 0-180 0 0 4 0 7 0 11 2 0 5 0 7 0 23 0 23 3 23 13 0 51 0 101 0 152 0 9 0 13-23 13-2 0-5 0-7 0 0 3 0 7 0 11 61 0 123 0 184 0 5-26 9-52 14-78z">
              <text:p/>
            </draw:path>
          </draw:g>
        </draw:g>
        <draw:g>
          <svg:title>TexMaths</svg:title>
          <svg:desc>12§latex§$i_{\mathrm{B}}$§svg§600§TRUE§</svg:desc>
          <draw:g>
            <draw:path draw:style-name="gr4" draw:text-style-name="P4" draw:layer="layout" svg:width="0.11cm" svg:height="0.28cm" svg:x="4.725cm" svg:y="11.021cm" svg:viewBox="0 0 111 281" svg:d="M108 16c0-9-6-16-16-16-12 0-23 11-23 23 0 7 6 14 16 14s23-9 23-21zM75 172c5-12 5-13 10-24 4-8 5-14 5-22 0-18-13-34-34-34-39 0-56 60-56 65 0 3 5 3 6 3 4 0 4-1 6-7 12-39 29-52 43-52 2 0 10 0 10 14 0 8-3 17-4 22-4 10-23 59-30 77-3 11-9 24-9 34 0 19 14 33 34 33 40 0 55-61 55-64 0-4-3-4-4-4-5 0-5 1-6 7-9 27-22 53-44 53-7 0-10-5-10-14 0-11 2-17 12-42 5-15 11-30 16-45z">
              <text:p/>
            </draw:path>
            <draw:path draw:style-name="gr4" draw:text-style-name="P4" draw:layer="layout" svg:width="0.195cm" svg:height="0.199cm" svg:x="4.876cm" svg:y="11.161cm" svg:viewBox="0 0 196 200" svg:d="M0 0c0 3 0 6 0 10 2 0 5 0 7 0 23 0 23 3 23 13 0 51 0 102 0 153 0 10 0 13-23 13-2 0-5 0-7 0 0 4 0 7 0 11 41 0 83 0 124 0 42 0 72-26 72-54 0-25-26-47-62-51 29-5 53-23 53-46 0-26-30-49-71-49-39 0-77 0-116 0zM56 91c0-23 0-46 0-69 0-10 0-12 13-12 15 0 30 0 45 0 28 0 44 21 44 39 0 22-20 42-54 42-16 0-32 0-48 0zM69 189c-13 0-13-2-13-12 0-26 0-52 0-78 21 0 42 0 63 0 31 0 47 26 47 47 0 22-20 43-52 43-15 0-30 0-45 0z">
              <text:p/>
            </draw:path>
          </draw:g>
        </draw:g>
        <draw:line draw:style-name="gr5" draw:text-style-name="P1" draw:layer="layout" svg:x1="4.639cm" svg:y1="10.721cm" svg:x2="5.347cm" svg:y2="10.721cm">
          <text:p/>
        </draw:line>
        <draw:line draw:style-name="gr5" draw:text-style-name="P1" draw:layer="layout" svg:x1="5.85cm" svg:y1="10.341cm" svg:x2="5.85cm" svg:y2="9.633cm">
          <text:p/>
        </draw:line>
        <draw:g>
          <svg:title>TexMaths</svg:title>
          <svg:desc>12§latex§$i_{1}$§svg§600§TRUE§</svg:desc>
          <draw:g>
            <draw:path draw:style-name="gr4" draw:text-style-name="P4" draw:layer="layout" svg:width="0.11cm" svg:height="0.28cm" svg:x="6.025cm" svg:y="9.921cm" svg:viewBox="0 0 111 281" svg:d="M108 16c0-9-6-16-16-16-12 0-23 11-23 23 0 7 6 14 16 14 9 0 23-9 23-21zM75 172c5-12 5-13 10-24 3-8 5-14 5-22 0-18-14-34-34-34-39 0-56 60-56 65 0 3 5 3 6 3 4 0 4-1 6-7 12-39 29-52 43-52 2 0 10 0 10 14 0 8-3 17-5 22-3 10-22 59-29 77-4 11-9 24-9 34 0 19 14 33 34 33 40 0 55-61 55-64 0-4-3-4-5-4-4 0-4 1-7 7-7 27-21 53-42 53-7 0-10-5-10-14 0-11 2-17 12-42 5-15 11-30 16-45z">
              <text:p/>
            </draw:path>
            <draw:path draw:style-name="gr4" draw:text-style-name="P4" draw:layer="layout" svg:width="0.105cm" svg:height="0.194cm" svg:x="6.19cm" svg:y="10.066cm" svg:viewBox="0 0 106 195" svg:d="M66 8c0-7-1-8-9-8-19 19-45 19-57 19 0 4 0 7 0 11 6 0 26 0 42-8 0 49 0 99 0 149 0 10 0 13-29 13-4 0-8 0-12 0 0 4 0 8 0 11 6 0 42-1 53-1 9 0 45 1 52 1 0-3 0-7 0-11-4 0-8 0-12 0-28 0-28-3-28-13 0-54 0-108 0-163z">
              <text:p/>
            </draw:path>
          </draw:g>
        </draw:g>
        <draw:g>
          <svg:title>TexMaths</svg:title>
          <svg:desc>12§latex§$i_{2}$§svg§600§TRUE§</svg:desc>
          <draw:g>
            <draw:path draw:style-name="gr4" draw:text-style-name="P4" draw:layer="layout" svg:width="0.11cm" svg:height="0.28cm" svg:x="6.027cm" svg:y="11.621cm" svg:viewBox="0 0 111 281" svg:d="M108 16c0-9-6-16-16-16-12 0-23 11-23 23 0 7 6 14 16 14s23-9 23-21zM75 172c5-12 5-13 10-24 4-8 5-14 5-22 0-18-13-34-34-34-39 0-56 60-56 65 0 3 5 3 6 3 4 0 4-1 6-7 12-39 29-52 43-52 2 0 10 0 10 14 0 8-3 17-5 22-3 10-22 59-29 77-3 11-9 24-9 34 0 19 14 33 34 33 40 0 55-61 55-64 0-4-3-4-5-4-4 0-4 1-7 7-7 27-20 53-42 53-7 0-10-5-10-14 0-11 2-17 12-42 5-15 11-30 16-45z">
              <text:p/>
            </draw:path>
            <draw:path draw:style-name="gr4" draw:text-style-name="P4" draw:layer="layout" svg:width="0.129cm" svg:height="0.194cm" svg:x="6.178cm" svg:y="11.766cm" svg:viewBox="0 0 130 195" svg:d="M130 141c-3 0-7 0-10 0 0 7-4 24-8 28-2 1-25 1-28 1-18 0-36 0-54 0 30-27 41-36 59-49 21-18 41-36 41-64 0-35-31-57-69-57-36 0-61 26-61 53 0 15 13 16 16 16 7 0 15-4 15-15 0-6-1-16-17-16 10-21 29-27 43-27 29 0 45 23 45 46 0 26-18 46-28 57-23 23-47 46-70 69-4 3-4 4-4 12 40 0 81 0 121 0 3-18 6-36 9-54z">
              <text:p/>
            </draw:path>
          </draw:g>
        </draw:g>
        <draw:frame draw:style-name="gr2" draw:text-style-name="P2" draw:layer="layout" svg:width="0.7cm" svg:height="0.725cm" svg:x="1.45cm" svg:y="10.161cm">
          <draw:text-box>
            <text:p><text:span text:style-name="T1">B</text:span></text:p>
          </draw:text-box>
        </draw:frame>
        <draw:frame draw:style-name="gr2" draw:text-style-name="P2" draw:layer="layout" svg:width="0.749cm" svg:height="0.725cm" svg:x="5.702cm" svg:y="8.364cm">
          <draw:text-box>
            <text:p><text:span text:style-name="T1">E</text:span></text:p>
          </draw:text-box>
        </draw:frame>
        <draw:frame draw:style-name="gr2" draw:text-style-name="P2" draw:layer="layout" svg:width="0.749cm" svg:height="0.725cm" svg:x="8.55cm" svg:y="9.164cm">
          <draw:text-box>
            <text:p><text:span text:style-name="T1">C</text:span></text:p>
          </draw:text-box>
        </draw:frame>
        <draw:g>
          <draw:line draw:style-name="gr1" draw:text-style-name="P1" draw:layer="layout" svg:x1="11.554cm" svg:y1="9.149cm" svg:x2="11.554cm" svg:y2="7.649cm">
            <text:p/>
          </draw:line>
          <draw:custom-shape draw:style-name="gr3" draw:text-style-name="P3" draw:layer="layout" svg:width="0.2cm" svg:height="0.2cm" draw:transform="rotate (1.5707963267949) translate (11.459cm 7.7cm)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2cm" svg:height="0.2cm" draw:transform="rotate (1.5707963267949) translate (11.464cm 9.209cm)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8.953cm" svg:y1="9.142cm" svg:x2="8.953cm" svg:y2="7.642cm">
            <text:p/>
          </draw:line>
          <draw:custom-shape draw:style-name="gr3" draw:text-style-name="P3" draw:layer="layout" svg:width="0.2cm" svg:height="0.2cm" draw:transform="rotate (1.5707963267949) translate (8.858cm 7.693cm)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2cm" svg:height="0.2cm" draw:transform="rotate (1.5707963267949) translate (8.863cm 9.202cm)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2§latex§$u_{a}$§svg§600§TRUE§</svg:desc>
          <draw:g>
            <draw:path draw:style-name="gr4" draw:text-style-name="P4" draw:layer="layout" svg:width="0.214cm" svg:height="0.189cm" svg:x="10.03cm" svg:y="7.249cm" svg:viewBox="0 0 215 190" svg:d="M135 161c5 18 19 29 37 29 15 0 24-10 31-23 8-15 12-40 12-41 0-5-3-5-4-5-4 0-5 2-6 8-6 23-14 51-32 51-8 0-13-4-13-19 0-9 5-28 9-43s8-30 12-45c1-7 6-23 7-29 2-9 6-26 6-28 0-8-6-11-12-11-3 0-13 0-17 14-7 31-26 104-31 127 0 1-17 34-48 34-21 0-26-19-26-34 0-23 12-56 23-85 4-13 7-19 7-26 0-19-13-35-35-35-39 0-55 61-55 65 0 3 3 2 5 3 5 0 5 0 7-7 11-36 26-51 42-51 5 0 11 0 11 13 0 10-5 22-8 28-15 42-23 69-23 89 0 39 28 50 51 50 27 0 43-19 50-29z">
              <text:p/>
            </draw:path>
            <draw:path draw:style-name="gr4" draw:text-style-name="P4" draw:layer="layout" svg:width="0.149cm" svg:height="0.132cm" svg:x="10.276cm" svg:y="7.367cm" svg:viewBox="0 0 150 133" svg:d="M105 18c-6-10-15-18-30-18-37 0-75 42-75 84 0 28 19 49 44 49 16 0 30-10 42-21 5 18 23 21 30 21 11 0 18-6 23-16 7-12 11-29 11-30 0-3-4-3-5-3-4 0-5 1-6 9-4 15-10 31-22 31-8 0-9-6-9-14 0-5 2-16 3-23 3-8 5-20 7-26 2-8 4-15 6-23 2-7 5-21 5-22 0-8-5-10-9-10-5 0-12 4-15 12zM87 93c-2 9-8 15-15 19-3 3-15 12-27 12-10 0-21-7-21-28 0-16 8-48 14-59 15-24 29-29 37-29 21 0 27 23 27 27 0 1-1 2-1 3-5 19-9 37-14 55z">
              <text:p/>
            </draw:path>
          </draw:g>
        </draw:g>
        <draw:line draw:style-name="gr5" draw:text-style-name="P1" draw:layer="layout" svg:x1="9.2cm" svg:y1="7.58cm" svg:x2="11.3cm" svg:y2="7.58cm">
          <text:p/>
        </draw:line>
        <draw:g>
          <svg:title>TexMaths</svg:title>
          <svg:desc>12§latex§$u_{e}$§svg§600§TRUE§</svg:desc>
          <draw:g>
            <draw:path draw:style-name="gr4" draw:text-style-name="P4" draw:layer="layout" svg:width="0.214cm" svg:height="0.189cm" svg:x="1.135cm" svg:y="10.852cm" svg:viewBox="0 0 215 190" svg:d="M135 161c4 18 19 29 37 29 15 0 24-10 31-23 7-15 12-40 12-41 0-5-3-5-5-5-3 0-4 2-6 8-6 23-13 51-31 51-8 0-13-4-13-19 0-9 5-28 9-43s8-30 12-45c1-7 4-23 7-29 2-9 6-26 6-28 0-8-6-11-12-11-3 0-13 0-17 14-7 31-26 104-31 127 0 1-17 34-48 34-21 0-26-19-26-34 0-23 12-56 22-85 5-13 8-19 8-26 0-19-13-35-35-35-39 0-55 61-55 65 0 3 3 2 5 3 5 0 5 0 7-7 11-36 26-51 42-51 5 0 11 0 11 13 0 10-5 22-8 28-15 42-24 69-24 89 0 39 29 50 52 50 27 0 43-19 50-29z">
              <text:p/>
            </draw:path>
            <draw:path draw:style-name="gr4" draw:text-style-name="P4" draw:layer="layout" svg:width="0.125cm" svg:height="0.132cm" svg:x="1.382cm" svg:y="10.97cm" svg:viewBox="0 0 126 133" svg:d="M47 63c7 0 31-1 46-7 22-7 27-21 27-30 0-16-17-26-38-26-34 0-82 27-82 78 0 30 18 55 53 55 50 0 73-29 73-34 0-1-3-5-5-5-3 0-3 2-5 4-23 26-57 26-62 26-18 0-30-12-30-36 0-3 0-9 3-25 7 0 13 0 20 0zM30 55c12-43 44-47 52-47 14 0 24 8 24 18 0 29-49 29-62 29-5 0-9 0-14 0z">
              <text:p/>
            </draw:path>
          </draw:g>
        </draw:g>
        <draw:custom-shape draw:style-name="gr9" draw:text-style-name="P1" draw:layer="layout" svg:width="7cm" svg:height="6.45cm" svg:x="5.45cm" svg:y="6.8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2}\equiv R_{\mathrm{E}} \parallel \left(r_{\mathrm{C}}+R_{\matrm{C}}\right)$§svg§600§TRUE§</svg:desc>
          <draw:g>
            <draw:path draw:style-name="gr4" draw:text-style-name="P4" draw:layer="layout" svg:width="0.3cm" svg:height="0.295cm" svg:x="8.841cm" svg:y="13.58cm" svg:viewBox="0 0 301 296" svg:d="M140 29c3-11 4-15 12-16 4 0 17 0 26 0 30 0 76 0 76 41 0 14-6 43-22 60-11 10-34 24-71 24-16 0-32 0-48 0 9-37 18-73 27-109zM202 144c42-10 92-39 92-82 0-36-38-62-94-62-40 0-80 0-120 0-8 0-12 0-12 8 0 5 4 5 12 5 6 0 9 0 16 0 7 1 12 1 12 7 0 2-1 3-2 9-19 75-38 150-57 225-3 15-5 19-38 19-7 0-11 0-11 8 0 5 5 5 6 5 11 0 41-1 53-1s42 1 53 1c3 0 8 0 8-8 0-5-4-5-11-5-15 0-27 0-27-7 0-3 1-5 1-7 9-38 18-75 27-112 17 0 34 0 51 0 38 0 45 24 45 39 0 5-3 19-6 28-2 12-6 28-6 36 0 46 51 46 56 46 36 0 51-43 51-48 0-6-5-6-6-6-3 0-5 3-5 6-10 31-28 38-38 38-14 0-17-10-17-25 0-13 3-35 4-48 1-6 2-14 2-20 0-33-29-46-39-49z">
              <text:p/>
            </draw:path>
            <draw:path draw:style-name="gr4" draw:text-style-name="P4" draw:layer="layout" svg:width="0.129cm" svg:height="0.194cm" svg:x="9.163cm" svg:y="13.734cm" svg:viewBox="0 0 130 195" svg:d="M130 141c-4 0-7 0-10 0-1 6-4 24-8 27-2 2-24 2-29 2-18 0-36 0-54 0 31-28 41-36 59-49 21-18 42-36 42-64 0-35-32-57-69-57s-61 25-61 53c0 14 12 15 16 15 6 0 15-5 15-15 0-5-2-16-18-16 10-20 29-26 43-26 30 0 45 23 45 46 0 26-18 46-28 57-23 23-47 46-71 69-2 3-2 4-2 12 40 0 81 0 121 0 3-18 6-36 9-54z">
              <text:p/>
            </draw:path>
            <draw:path draw:style-name="gr4" draw:text-style-name="P4" draw:layer="layout" svg:width="0.28cm" svg:height="0.18cm" svg:x="9.473cm" svg:y="13.671cm" svg:viewBox="0 0 281 181" svg:d="M265 17c7 0 16 0 16-9 0-8-7-8-15-8-84 0-168 0-252 0-7 0-14 0-14 8 0 9 8 9 14 9 84 0 168 0 251 0zM266 181c8 0 15 0 15-9 0-8-9-8-16-8-83 0-167 0-251 0-6 0-14 0-14 8 0 9 7 9 14 9 84 0 168 0 252 0zM266 99c8 0 15 0 15-9s-7-9-15-9c-84 0-168 0-252 0-7 0-14 0-14 9s7 9 14 9c84 0 168 0 252 0z">
              <text:p/>
            </draw:path>
            <draw:path draw:style-name="gr4" draw:text-style-name="P4" draw:layer="layout" svg:width="0.299cm" svg:height="0.295cm" svg:x="9.912cm" svg:y="13.58cm" svg:viewBox="0 0 300 296" svg:d="M140 29c3-11 4-15 12-16 4 0 17 0 26 0 30 0 76 0 76 41 0 14-6 43-22 60-11 10-34 24-72 24-16 0-32 0-47 0 9-37 18-73 27-109zM202 144c42-10 92-39 92-82 0-36-38-62-94-62-40 0-80 0-120 0-8 0-12 0-12 8 0 5 4 5 12 5 6 0 9 0 16 0 7 1 12 1 12 7 0 2-1 3-2 9-19 75-38 150-57 225-3 15-5 19-38 19-7 0-11 0-11 8 0 5 3 3 5 5 12 0 42-1 54-1s42 1 53 1c3 0 8 0 8-8 0-5-4-5-11-5-15 0-27 0-27-7 0-3 0-5 1-7 9-38 18-75 27-112 17 0 34 0 51 0 38 0 45 24 45 39 0 5-3 19-6 28-2 12-6 28-6 36 0 46 51 46 56 46 36 0 50-43 50-48 0-6-4-6-5-6-3 0-5 3-5 6-10 31-28 38-38 38-14 0-17-10-17-25 0-13 3-35 4-48 1-6 2-14 2-20 0-33-29-46-39-49z">
              <text:p/>
            </draw:path>
            <draw:path draw:style-name="gr4" draw:text-style-name="P4" draw:layer="layout" svg:width="0.197cm" svg:height="0.199cm" svg:x="10.231cm" svg:y="13.729cm" svg:viewBox="0 0 198 200" svg:d="M198 122c-3 0-6 0-10 0-8 44-14 67-69 67-16 0-31 0-47 0-13 0-14-2-14-12 0-25 0-50 0-75 10 0 20 0 30 0 30 0 34 8 34 33 4 0 7 0 10 0 0-26 0-52 0-79-3 0-6 0-10 0 0 25-4 35-34 35-10 0-20 0-30 0 0-23 0-46 0-68 0-10 1-12 14-12 15 0 30 0 44 0 48 0 58 15 63 57 3 0 6 0 9 0-2-23-5-45-8-68-60 0-120 0-180 0 0 4 0 7 0 11 2 0 5 0 7 0 23 0 23 2 23 13 0 51 0 101 0 152 0 10 0 13-23 13-2 0-5 0-7 0 0 4 0 7 0 11 62 0 123 0 185 0 4-26 9-52 13-78z">
              <text:p/>
            </draw:path>
            <draw:path draw:style-name="gr4" draw:text-style-name="P4" draw:layer="layout" svg:width="0.099cm" svg:height="0.419cm" svg:x="10.635cm" svg:y="13.551cm" svg:viewBox="0 0 100 420" svg:d="M17 14c0-6 0-14-9-14-8 0-8 10-8 16 0 129 0 259 0 389 0 6 0 15 8 15 9 0 9-8 9-14 0-131 0-261 0-392zM100 16c0-6 0-16-9-16-8 0-8 8-8 14 0 131 0 261 0 392 0 6 0 14 8 14 9 0 9-9 9-15 0-130 0-260 0-389z">
              <text:p/>
            </draw:path>
            <draw:path draw:style-name="gr4" draw:text-style-name="P4" draw:layer="layout" svg:width="0.097cm" svg:height="0.419cm" svg:x="10.949cm" svg:y="13.551cm" svg:viewBox="0 0 98 420" svg:d="M98 415c0-1 0-1-7-8-53-54-67-133-67-198 0-73 17-146 68-197 6-6 6-6 6-7 0-4-2-5-4-5-4 0-42 29-68 83-21 45-26 92-26 126s5 84 28 132c25 52 62 79 66 79 2 0 4-1 4-5z">
              <text:p/>
            </draw:path>
            <draw:path draw:style-name="gr4" draw:text-style-name="P4" draw:layer="layout" svg:width="0.171cm" svg:height="0.189cm" svg:x="11.083cm" svg:y="13.68cm" svg:viewBox="0 0 172 190" svg:d="M25 160c-1 8-3 17-3 20 0 7 6 10 12 10 4 0 12-3 15-12 1-1 16-58 17-65 4-15 11-44 13-56 3-4 13-25 24-34 4-3 16-13 34-13 11 0 17 4 18 4-13 3-23 12-23 23 0 7 5 16 17 16 11 0 23-10 23-25s-14-28-35-28c-28 0-46 20-54 32-4-19-18-32-39-32-19 0-27 17-31 24-7 14-13 39-13 41 0 4 3 3 5 4 5 0 5-1 7-9 7-30 16-50 31-50 7 0 13 3 13 19 0 8-1 13-7 34-8 33-16 65-24 97z">
              <text:p/>
            </draw:path>
            <draw:path draw:style-name="gr4" draw:text-style-name="P4" draw:layer="layout" svg:width="0.197cm" svg:height="0.212cm" svg:x="11.282cm" svg:y="13.722cm" svg:viewBox="0 0 198 213" svg:d="M198 8c0-6 0-8-4-8-1 0-2 0-4 4-6 7-11 15-16 22-13-13-32-26-61-26-63 0-113 48-113 107s52 106 113 106c51 0 85-39 85-75 0-3 0-5-5-5-1 0-5 0-5 3-2 47-42 66-72 66-31 0-85-19-85-95 0-79 58-96 85-96 29 0 64 19 72 69 0 4 3 4 5 4 5 0 5-1 5-7 0-23 0-46 0-69z">
              <text:p/>
            </draw:path>
            <draw:path draw:style-name="gr4" draw:text-style-name="P4" draw:layer="layout" svg:width="0.28cm" svg:height="0.278cm" svg:x="11.64cm" svg:y="13.622cm" svg:viewBox="0 0 281 279" svg:d="M149 148c39 0 78 0 117 0 6 0 15 0 15-9s-9-9-15-9c-39 0-78 0-117 0 0-39 0-78 0-117 0-6 0-13-9-13-8 0-8 7-8 13 0 39 0 78 0 117-39 0-78 0-118 0-6 0-14 0-14 9s8 9 14 9c40 0 79 0 118 0 0 40 0 79 0 118 0 6 0 13 8 13 9 0 9-7 9-13 0-39 0-78 0-118z">
              <text:p/>
            </draw:path>
            <draw:path draw:style-name="gr4" draw:text-style-name="P4" draw:layer="layout" svg:width="0.3cm" svg:height="0.295cm" svg:x="12.055cm" svg:y="13.58cm" svg:viewBox="0 0 301 296" svg:d="M142 29c2-11 3-15 12-16 3 0 16 0 25 0 30 0 77 0 77 41 0 14-7 43-23 60-11 11-34 24-72 24-16 0-31 0-47 0 9-37 18-73 28-109zM202 144c43-10 93-39 93-82 0-36-38-62-93-62-40 0-80 0-120 0-9 0-12 0-12 8 0 5 3 5 12 5 5 0 8 0 15 0 7 1 11 1 11 7 0 2 0 3-1 9-19 75-38 150-57 225-4 15-4 19-38 19-7 0-12 0-12 8 0 5 4 3 6 5 12 0 42-1 54-1s41 1 53 1c3 0 8 0 8-8 0-5-3-5-11-5-15 0-27 0-27-7 0-3 0-5 1-7 9-38 18-75 28-112 16 0 33 0 50 0 38 0 46 24 46 39 0 5-4 19-6 28-3 12-8 28-8 36 0 46 52 46 57 46 36 0 50-43 50-48 0-6-3-6-5-6-3 0-4 3-4 6-11 31-29 38-39 38-14 0-17-10-17-25 0-13 3-35 4-48 1-6 1-14 1-20 0-33-27-46-39-49z">
              <text:p/>
            </draw:path>
            <draw:path draw:style-name="gr4" draw:text-style-name="P4" draw:layer="layout" svg:width="0.227cm" svg:height="0.212cm" svg:x="12.379cm" svg:y="13.722cm" svg:viewBox="0 0 228 213" svg:d="M228 4c0-2-1-4-4-4-2 0-2 1-4 4-8 7-15 15-22 22-4-3-19-26-56-26-71 0-142 63-142 129 0 48 38 84 91 84 16 0 45-4 75-29 22-20 30-45 30-48s-4-3-5-3c-5 0-5 1-6 5-12 39-53 64-89 64-31 0-66-16-66-63 0-9 1-55 36-92 20-23 52-36 79-36 34 0 54 25 54 57 0 9-1 11-1 12 0 4 5 4 6 4 5 0 5 0 6-6 6-25 12-50 18-74z">
              <text:p/>
            </draw:path>
            <draw:path draw:style-name="gr4" draw:text-style-name="P4" draw:layer="layout" svg:width="0.097cm" svg:height="0.419cm" svg:x="12.666cm" svg:y="13.551cm" svg:viewBox="0 0 98 420" svg:d="M98 209c0-32-4-82-27-130-27-51-63-79-66-79s-5 2-5 5c0 1 0 1 8 9 41 41 65 108 65 195 0 72-15 146-67 199-6 6-6 6-6 7 0 3 2 5 5 5s42-29 67-82c22-46 26-93 26-129z">
              <text:p/>
            </draw:path>
          </draw:g>
        </draw:g>
        <draw:frame draw:style-name="gr2" draw:text-style-name="P6" draw:layer="layout" svg:width="1.25cm" svg:height="0.725cm" svg:x="1.65cm" svg:y="5.75cm">
          <draw:text-box>
            <text:p><text:span text:style-name="T2">(a)</text:span></text:p>
          </draw:text-box>
        </draw:frame>
        <draw:frame draw:style-name="gr2" draw:text-style-name="P6" draw:layer="layout" svg:width="1.25cm" svg:height="0.725cm" svg:x="1.65cm" svg:y="13.351cm">
          <draw:text-box>
            <text:p><text:span text:style-name="T2">(b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7T19:41:18.126923498</dc:date>
    <meta:editing-duration>PT23H10M8S</meta:editing-duration>
    <meta:editing-cycles>81</meta:editing-cycles>
    <meta:generator>LibreOffice/7.3.7.2$Linux_X86_64 LibreOffice_project/30$Build-2</meta:generator>
    <meta:document-statistic meta:object-count="134"/>
  </office:meta>
</office:document-meta>
</file>